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3B1BE740094.jpg"/>
  <manifest:file-entry manifest:media-type="image/jpeg" manifest:full-path="Pictures/100000000000028000000230C5CCA6D4.jpg"/>
  <manifest:file-entry manifest:media-type="image/jpeg" manifest:full-path="Pictures/10000000000001F400000144ADEA4573.jpg"/>
  <manifest:file-entry manifest:media-type="image/gif" manifest:full-path="Pictures/10000000000002BC000001A4F6AF95D7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798cm" svg:height="8.7cm" svg:x="1.002cm" svg:y="11.2cm">
          <draw:image xlink:href="Pictures/10000000000002BC000001A4F6AF95D7.gif" xlink:type="simple" xlink:show="embed" xlink:actuate="onLoad">
            <text:p/>
          </draw:image>
        </draw:frame>
        <draw:rect draw:style-name="gr2" draw:text-style-name="P1" draw:layer="layout" svg:width="0.1cm" svg:height="0.1cm" svg:x="28.7cm" svg:y="1.7cm">
          <text:p/>
        </draw:rect>
        <draw:g>
          <draw:frame draw:style-name="gr1" draw:text-style-name="P1" draw:layer="layout" svg:width="11.949cm" svg:height="11.117cm" svg:x="1.051cm" svg:y="0.083cm">
            <draw:image xlink:href="Pictures/10000000000003E8000003B1BE740094.jpg" xlink:type="simple" xlink:show="embed" xlink:actuate="onLoad">
              <text:p/>
            </draw:image>
          </draw:frame>
          <draw:custom-shape draw:style-name="gr3" draw:text-style-name="P1" draw:layer="layout" svg:width="5.592cm" svg:height="0.531cm" svg:x="4.25cm" svg:y="8.7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13.228cm" svg:height="8.572cm" svg:x="15.172cm" svg:y="1.1cm">
          <draw:image xlink:href="Pictures/10000000000001F400000144ADEA4573.jpg" xlink:type="simple" xlink:show="embed" xlink:actuate="onLoad">
            <text:p/>
          </draw:image>
        </draw:frame>
        <draw:frame draw:style-name="gr1" draw:text-style-name="P1" draw:layer="layout" svg:width="9.704cm" svg:height="8.425cm" svg:x="17.1cm" svg:y="10.5cm">
          <draw:image xlink:href="Pictures/100000000000028000000230C5CCA6D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orneffel</meta:initial-creator>
    <meta:creation-date>2014-02-25T17:19:21.56</meta:creation-date>
    <dc:date>2014-02-25T17:31:05.92</dc:date>
    <dc:creator>Martin Korneffel</dc:creator>
    <meta:editing-duration>PT11M44S</meta:editing-duration>
    <meta:editing-cycles>2</meta:editing-cycles>
    <meta:generator>OpenOffice/4.0.0$Win32 OpenOffice.org_project/400m3$Build-9702</meta:generator>
    <meta:document-statistic meta:object-count="7"/>
  </office:meta>
</office:document-meta>
</file>